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draw:fill-color="#ffffff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svg:stroke-width="0.152cm" draw:marker-start="Arrow" draw:marker-start-width="0.533cm" draw:marker-end="Arrow" draw:marker-end-width="0.528cm" draw:fill="none" draw:textarea-vertical-align="middle" fo:padding-top="0.201cm" fo:padding-bottom="0.201cm" fo:padding-left="0.326cm" fo:padding-right="0.326cm" draw:shadow="visibl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visible"/>
    </style:style>
    <style:style style:name="gr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354cm" draw:shadow="visible"/>
    </style:style>
    <style:style style:name="gr5" style:family="graphic" style:parent-style-name="standard">
      <style:graphic-properties draw:marker-start="" draw:textarea-horizontal-align="justify" draw:textarea-vertical-align="middle" draw:auto-grow-height="false" draw:shadow="visible"/>
    </style:style>
    <style:style style:name="gr6" style:family="graphic" style:parent-style-name="objectwithoutfill">
      <style:graphic-properties svg:stroke-color="#6666ff" draw:marker-start="Arrow" draw:marker-end="" draw:marker-end-width="0.3cm" draw:fill="none" draw:textarea-vertical-align="middle" draw:shadow="visible"/>
    </style:style>
    <style:style style:name="gr7" style:family="graphic" style:parent-style-name="standard">
      <style:graphic-properties svg:stroke-color="#0066cc" draw:marker-start="" draw:marker-end="Arrow" draw:textarea-vertical-align="middle" draw:shadow="visib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8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226cm" svg:height="1.35cm" svg:x="5.953cm" svg:y="3.6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226cm" svg:height="1.228cm" svg:x="5.953cm" svg:y="5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26cm" svg:height="1.228cm" svg:x="5.953cm" svg:y="8.11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14cm" svg:y1="4.976cm" svg:x2="6.414cm" svg:y2="5.951cm">
          <text:p/>
        </draw:line>
        <draw:frame draw:style-name="gr3" draw:text-style-name="P2" draw:layer="layout" svg:width="1.162cm" svg:height="0.598cm" svg:x="8.098cm" svg:y="4.018cm">
          <draw:text-box>
            <text:p text:style-name="P2">send</text:p>
          </draw:text-box>
        </draw:frame>
        <draw:frame draw:style-name="gr4" draw:text-style-name="P2" draw:layer="layout" svg:width="1.078cm" svg:height="0.598cm" svg:x="6.255cm" svg:y="4.018cm">
          <draw:text-box>
            <text:p text:style-name="P2">recv</text:p>
          </draw:text-box>
        </draw:frame>
        <draw:line draw:style-name="gr2" draw:text-style-name="P1" draw:layer="layout" svg:x1="8.718cm" svg:y1="4.976cm" svg:x2="8.718cm" svg:y2="5.951cm">
          <text:p/>
        </draw:line>
        <draw:custom-shape draw:style-name="gr5" draw:text-style-name="P1" xml:id="id2" draw:id="id2" draw:layer="layout" svg:width="0.806cm" svg:height="0.49cm" svg:x="1.921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953cm" svg:y1="6.446cm" svg:x2="2.727cm" svg:y2="5.094cm">
          <text:p/>
        </draw:line>
        <draw:custom-shape draw:style-name="gr5" draw:text-style-name="P1" draw:layer="layout" svg:width="0.783cm" svg:height="0.406cm" svg:x="1.946cm" svg:y="5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953cm" svg:y1="6.691cm" svg:x2="2.819cm" svg:y2="5.57cm">
          <text:p/>
        </draw:line>
        <draw:custom-shape draw:style-name="gr5" draw:text-style-name="P1" draw:layer="layout" svg:width="0.783cm" svg:height="0.406cm" svg:x="1.944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953cm" svg:y1="6.938cm" svg:x2="2.842cm" svg:y2="6.446cm">
          <text:p/>
        </draw:line>
        <draw:frame draw:style-name="gr3" draw:text-style-name="P2" draw:layer="layout" svg:width="1.162cm" svg:height="0.598cm" svg:x="8.053cm" svg:y="6.34cm">
          <draw:text-box>
            <text:p text:style-name="P2">send</text:p>
          </draw:text-box>
        </draw:frame>
        <draw:frame draw:style-name="gr4" draw:text-style-name="P2" draw:layer="layout" svg:width="1.078cm" svg:height="0.598cm" svg:x="6.21cm" svg:y="6.34cm">
          <draw:text-box>
            <text:p text:style-name="P2">recv</text:p>
          </draw:text-box>
        </draw:frame>
        <draw:frame draw:style-name="gr3" draw:text-style-name="P2" draw:layer="layout" svg:width="1.162cm" svg:height="0.598cm" svg:x="8.098cm" svg:y="8.518cm">
          <draw:text-box>
            <text:p text:style-name="P2">send</text:p>
          </draw:text-box>
        </draw:frame>
        <draw:frame draw:style-name="gr4" draw:text-style-name="P2" draw:layer="layout" svg:width="1.078cm" svg:height="0.598cm" svg:x="6.255cm" svg:y="8.518cm">
          <draw:text-box>
            <text:p text:style-name="P2">recv</text:p>
          </draw:text-box>
        </draw:frame>
        <draw:line draw:style-name="gr2" draw:text-style-name="P1" draw:layer="layout" svg:x1="6.414cm" svg:y1="7.152cm" svg:x2="6.414cm" svg:y2="8.127cm">
          <text:p/>
        </draw:line>
        <draw:line draw:style-name="gr2" draw:text-style-name="P1" draw:layer="layout" svg:x1="8.718cm" svg:y1="7.152cm" svg:x2="8.718cm" svg:y2="8.127cm">
          <text:p/>
        </draw:line>
        <draw:connector draw:style-name="gr7" draw:text-style-name="P1" draw:layer="layout" draw:line-skew="1.077cm -3.055cm" svg:x1="9.179cm" svg:y1="6.565cm" svg:x2="2.324cm" svg:y2="4.726cm" draw:start-shape="id1" draw:start-glue-point="1" draw:end-shape="id2" draw:end-glue-point="4" svg:d="M9179 6565h1778v-5395h-8633v3556" svg:viewBox="0 0 8634 5396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H26M9S</meta:editing-duration>
    <meta:editing-cycles>24</meta:editing-cycles>
    <meta:generator>LibreOffice/4.2.8.2$Linux_X86_64 LibreOffice_project/420m0$Build-2</meta:generator>
    <dc:date>2016-04-29T17:49:01.664208339</dc:date>
    <meta:document-statistic meta:object-count="43"/>
  </office:meta>
</office:document-meta>
</file>